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8000002583FFCD6D6.png" manifest:media-type="image/png"/>
  <manifest:file-entry manifest:full-path="Pictures/1000000100000258000002587C206488.png" manifest:media-type="image/png"/>
  <manifest:file-entry manifest:full-path="Pictures/100000010000025800000258FCE77014.png" manifest:media-type="image/png"/>
  <manifest:file-entry manifest:full-path="Pictures/100000010000025800000258CB60ADF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svg:stroke-width="0.159cm" draw:marker-start-width="0.438cm" draw:marker-end-width="0.438cm" draw:fill="none" loext:fill-use-slide-background="false" draw:textarea-horizontal-align="justify" draw:textarea-vertical-align="middle" draw:auto-grow-height="false" fo:min-height="10.148cm" fo:min-width="9.898cm" fo:padding-top="0.204cm" fo:padding-bottom="0.204cm" fo:padding-left="0.329cm" fo:padding-right="0.329cm" loext:decorative="false"/>
    </style:style>
    <style:style style:name="gr2" style:family="graphic" style:parent-style-name="standard">
      <style:graphic-properties svg:stroke-width="0.159cm" draw:marker-start-width="0.437cm" draw:marker-end-width="0.437cm" draw:fill="none" loext:fill-use-slide-background="false" draw:textarea-horizontal-align="justify" draw:textarea-vertical-align="middle" draw:auto-grow-height="false" fo:min-height="9.494cm" fo:min-width="7.83cm" fo:padding-top="0.203cm" fo:padding-bottom="0.203cm" fo:padding-left="0.328cm" fo:padding-right="0.328cm" loext:decorative="false"/>
    </style:style>
    <style:style style:name="gr3" style:family="graphic" style:parent-style-name="objectwithoutfill">
      <style:graphic-properties draw:fill="none" draw:textarea-vertical-align="middle" loext:decorative="false"/>
    </style:style>
    <style:style style:name="gr4" style:family="graphic" style:parent-style-name="standard">
      <style:graphic-properties draw:textarea-horizontal-align="justify" draw:textarea-vertical-align="middle" draw:auto-grow-height="false" fo:min-height="3.75cm" fo:min-width="3.5cm" style:writing-mode="lr-tb" loext:decorative="false"/>
      <style:paragraph-properties style:writing-mode="lr-tb"/>
    </style:style>
    <style:style style:name="gr5" style:family="graphic" style:parent-style-name="standard">
      <style:graphic-properties draw:textarea-horizontal-align="justify" draw:textarea-vertical-align="middle" draw:auto-grow-height="false" fo:min-height="3.75cm" fo:min-width="3.5cm" loext:decorative="false"/>
    </style:style>
    <style:style style:name="gr6" style:family="graphic" style:parent-style-name="standard">
      <style:graphic-properties draw:textarea-horizontal-align="justify" draw:textarea-vertical-align="middle" draw:auto-grow-height="false" fo:min-height="2.75cm" fo:min-width="2.5cm" loext:decorative="false"/>
    </style:style>
    <style:style style:name="gr7" style:family="graphic" style:parent-style-name="standard">
      <style:graphic-properties svg:stroke-width="0.159cm" draw:marker-start-width="0.438cm" draw:marker-end-width="0.438cm" draw:fill="none" loext:fill-use-slide-background="false" draw:textarea-horizontal-align="justify" draw:textarea-vertical-align="middle" draw:auto-grow-height="false" fo:min-height="10.2cm" fo:min-width="9.95cm" fo:padding-top="0.204cm" fo:padding-bottom="0.204cm" fo:padding-left="0.329cm" fo:padding-right="0.329cm" loext:decorative="false"/>
    </style:style>
    <style:style style:name="gr8" style:family="graphic" style:parent-style-name="standard">
      <style:graphic-properties draw:textarea-horizontal-align="justify" draw:textarea-vertical-align="middle" draw:auto-grow-height="false" fo:min-height="2.75cm" fo:min-width="2.5cm" style:writing-mode="lr-tb" loext:decorative="false"/>
      <style:paragraph-properties style:writing-mode="lr-tb"/>
    </style:style>
    <style:style style:name="gr9" style:family="graphic">
      <style:graphic-properties style:writing-mode="lr-tb" loext:decorative="false"/>
    </style:style>
    <style:style style:name="gr10" style:family="graphic">
      <style:graphic-properties loext:decorative="false"/>
    </style:style>
    <style:style style:name="gr11" style:family="graphic" style:parent-style-name="standard">
      <style:graphic-properties svg:stroke-width="0.081cm" svg:stroke-color="#000000" draw:marker-start-width="0.322cm" draw:marker-end-width="0.322cm" draw:fill="solid" draw:fill-color="#ffffff" loext:fill-use-slide-background="false" draw:textarea-horizontal-align="justify" draw:textarea-vertical-align="middle" draw:auto-grow-height="false" fo:min-height="2.498cm" fo:min-width="2.248cm" fo:padding-top="0.166cm" fo:padding-bottom="0.166cm" fo:padding-left="0.291cm" fo:padding-right="0.291cm" draw:shadow="hidden" loext:decorative="false"/>
    </style:style>
    <style:style style:name="gr12" style:family="graphic" style:parent-style-name="standard">
      <style:graphic-properties draw:stroke="none" svg:stroke-width="0.081cm" svg:stroke-color="#000000" draw:marker-start-width="0.322cm" draw:marker-end-width="0.322cm" draw:fill="solid" draw:fill-color="#000000" loext:fill-use-slide-background="false" draw:textarea-horizontal-align="justify" draw:textarea-vertical-align="middle" draw:auto-grow-height="false" fo:min-height="2.498cm" fo:min-width="2.248cm" fo:padding-top="0.166cm" fo:padding-bottom="0.166cm" fo:padding-left="0.291cm" fo:padding-right="0.291cm" draw:shadow="hidden" loext:decorative="fals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standard">
      <style:graphic-properties svg:stroke-width="0.081cm" svg:stroke-color="#000000" draw:marker-start-width="0.322cm" draw:marker-end-width="0.322cm" draw:fill="none" draw:fill-color="#ffffff" loext:fill-use-slide-background="false" draw:textarea-horizontal-align="justify" draw:textarea-vertical-align="middle" draw:auto-grow-height="false" fo:min-height="2.498cm" fo:min-width="2.248cm" fo:padding-top="0.166cm" fo:padding-bottom="0.166cm" fo:padding-left="0.291cm" fo:padding-right="0.291cm" draw:shadow="hidden" loext:decorative="false"/>
    </style:style>
    <style:style style:name="gr15" style:family="graphic" style:parent-style-name="standard">
      <style:graphic-properties svg:stroke-width="0.081cm" svg:stroke-color="#000000" draw:marker-start-width="0.322cm" draw:marker-end-width="0.322cm" draw:fill="solid" draw:fill-color="#ffffff" loext:fill-use-slide-background="false" draw:textarea-horizontal-align="justify" draw:textarea-vertical-align="middle" draw:auto-grow-height="false" fo:min-height="2.498cm" fo:min-width="2.248cm" fo:padding-top="0.166cm" fo:padding-bottom="0.166cm" fo:padding-left="0.291cm" fo:padding-right="0.291cm" loext:decorative="false"/>
    </style:style>
    <style:style style:name="gr16" style:family="graphic" style:parent-style-name="objectwithoutfill">
      <style:graphic-properties draw:fill="none" draw:textarea-vertical-align="middle" drawooo:fontwork-style="slant-y" drawooo:fontwork-distance="0.1cm" drawooo:fontwork-start="0cm" drawooo:fontwork-shadow-offset-x="0cm" drawooo:fontwork-shadow-offset-y="0cm" loext:decorative="false"/>
      <style:paragraph-properties style:writing-mode="lr-tb"/>
    </style:style>
    <style:style style:name="gr17" style:family="graphic" style:parent-style-name="standard">
      <style:graphic-properties svg:stroke-width="0.053cm" svg:stroke-color="#000000" draw:marker-start-width="0.28cm" draw:marker-end-width="0.28cm" draw:fill="none" draw:fill-color="#ffffff" loext:fill-use-slide-background="false" draw:textarea-horizontal-align="justify" draw:textarea-vertical-align="middle" draw:auto-grow-height="false" fo:min-height="2.498cm" fo:min-width="2.248cm" fo:padding-top="0.152cm" fo:padding-bottom="0.152cm" fo:padding-left="0.277cm" fo:padding-right="0.277cm" loext:decorative="false"/>
    </style:style>
    <style:style style:name="gr18" style:family="graphic" style:parent-style-name="objectwithoutfill">
      <style:graphic-properties svg:stroke-width="0.106cm" svg:stroke-color="#bf0041" draw:marker-start-width="0.359cm" draw:marker-end-width="0.359cm" draw:fill="none" draw:textarea-vertical-align="middle" fo:padding-top="0.178cm" fo:padding-bottom="0.178cm" fo:padding-left="0.303cm" fo:padding-right="0.303cm" drawooo:fontwork-style="rotate" drawooo:fontwork-adjust="center" drawooo:fontwork-distance="0.1cm" drawooo:fontwork-start="0cm" drawooo:fontwork-mirror="false" drawooo:fontwork-shadow="normal" drawooo:fontwork-shadow-offset-x="0cm" drawooo:fontwork-shadow-offset-y="0cm" drawooo:fontwork-hide-form="true"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writing-mode="lr-tb"/>
    </style:style>
    <style:style style:name="P4" style:family="paragraph">
      <loext:graphic-properties draw:fill="solid" draw:fill-color="#ffffff"/>
      <style:paragraph-properties fo:text-align="center"/>
    </style:style>
    <style:style style:name="P5" style:family="paragraph">
      <loext:graphic-properties draw:fill="solid" draw:fill-color="#000000"/>
      <style:paragraph-properties fo:text-align="center"/>
    </style:style>
    <style:style style:name="P6"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15cm" svg:height="15cm" svg:x="3.1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2cm" svg:height="14cm" svg:x="6.1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35cm" svg:y1="16.75cm" svg:x2="19.35cm" svg:y2="10.25cm">
          <text:p/>
        </draw:line>
        <draw:custom-shape draw:style-name="gr4" draw:text-style-name="P3" draw:layer="layout" svg:width="4cm" svg:height="4cm" svg:x="14cm" svg:y="6.5cm">
          <text:p text:style-name="P2">B</text:p>
          <draw:enhanced-geometry svg:viewBox="0 0 21600 21600" draw:type="rectangle" draw:enhanced-path="M 0 0 L 21600 0 21600 21600 0 21600 0 0 Z N"/>
        </draw:custom-shape>
        <draw:custom-shape draw:style-name="gr5" draw:text-style-name="P2" draw:layer="layout" svg:width="4cm" svg:height="4cm" svg:x="15.85cm" svg:y="12.75cm">
          <text:p/>
          <draw:enhanced-geometry svg:viewBox="0 0 21600 21600" draw:type="rectangle" draw:enhanced-path="M 0 0 L 21600 0 21600 21600 0 21600 0 0 Z N"/>
        </draw:custom-shape>
        <draw:custom-shape draw:style-name="gr5" draw:text-style-name="P2" draw:layer="layout" svg:width="4cm" svg:height="4cm" svg:x="3.35cm" svg:y="18.5cm">
          <text:p/>
          <draw:enhanced-geometry svg:viewBox="0 0 21600 21600" draw:type="rectangle" draw:enhanced-path="M 0 0 L 21600 0 21600 21600 0 21600 0 0 Z N"/>
        </draw:custom-shape>
        <draw:custom-shape draw:style-name="gr6" draw:text-style-name="P2" draw:layer="layout" svg:width="3cm" svg:height="3cm" svg:x="5.95cm" svg:y="15.1cm">
          <text:p/>
          <draw:enhanced-geometry svg:viewBox="0 0 21600 21600" draw:type="rectangle" draw:enhanced-path="M 0 0 L 21600 0 21600 21600 0 21600 0 0 Z N"/>
        </draw:custom-shape>
        <draw:custom-shape draw:style-name="gr6" draw:text-style-name="P2" draw:layer="layout" svg:width="3cm" svg:height="3cm" svg:x="5.5cm" svg:y="9.75cm">
          <text:p/>
          <draw:enhanced-geometry svg:viewBox="0 0 21600 21600" draw:type="rectangle" draw:enhanced-path="M 0 0 L 21600 0 21600 21600 0 21600 0 0 Z N"/>
        </draw:custom-shape>
        <draw:custom-shape draw:style-name="gr5" draw:text-style-name="P2" draw:layer="layout" svg:width="4cm" svg:height="4cm" svg:x="0.5cm" svg:y="11.5cm">
          <text:p/>
          <draw:enhanced-geometry svg:viewBox="0 0 21600 21600" draw:type="rectangle" draw:enhanced-path="M 0 0 L 21600 0 21600 21600 0 21600 0 0 Z N"/>
        </draw:custom-shape>
        <draw:custom-shape draw:style-name="gr5" draw:text-style-name="P2" draw:layer="layout" svg:width="4cm" svg:height="4cm" svg:x="3.1cm" svg:y="4.75cm">
          <text:p/>
          <draw:enhanced-geometry svg:viewBox="0 0 21600 21600" draw:type="rectangle" draw:enhanced-path="M 0 0 L 21600 0 21600 21600 0 21600 0 0 Z N"/>
        </draw:custom-shape>
        <draw:custom-shape draw:style-name="gr4" draw:text-style-name="P3" draw:layer="layout" svg:width="4cm" svg:height="4cm" svg:x="15.85cm" svg:y="12.75cm">
          <text:p text:style-name="P2">Fl</text:p>
          <draw:enhanced-geometry svg:viewBox="0 0 21600 21600" draw:type="rectangle" draw:enhanced-path="M 0 0 L 21600 0 21600 21600 0 21600 0 0 Z N"/>
        </draw:custom-shape>
        <draw:custom-shape draw:style-name="gr4" draw:text-style-name="P3" draw:layer="layout" svg:width="4cm" svg:height="4cm" svg:x="11.35cm" svg:y="18.5cm">
          <text:p text:style-name="P2">Fr</text:p>
          <draw:enhanced-geometry svg:viewBox="0 0 21600 21600" draw:type="rectangle" draw:enhanced-path="M 0 0 L 21600 0 21600 21600 0 21600 0 0 Z N"/>
        </draw:custom-shape>
      </draw:page>
      <draw:page draw:name="page2" draw:style-name="dp1" draw:master-page-name="Default">
        <draw:custom-shape draw:style-name="gr7" draw:text-style-name="P1" draw:layer="layout" svg:width="15cm" svg:height="15cm" svg:x="3.1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2cm" svg:height="14cm" svg:x="6.1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35cm" svg:y1="16.75cm" svg:x2="19.35cm" svg:y2="10.25cm">
          <text:p/>
        </draw:line>
        <draw:custom-shape draw:style-name="gr4" draw:text-style-name="P3" draw:layer="layout" svg:width="4cm" svg:height="4cm" svg:x="14cm" svg:y="6.5cm">
          <text:p text:style-name="P2">B</text:p>
          <draw:enhanced-geometry svg:viewBox="0 0 21600 21600" draw:type="rectangle" draw:enhanced-path="M 0 0 L 21600 0 21600 21600 0 21600 0 0 Z N"/>
        </draw:custom-shape>
        <draw:custom-shape draw:style-name="gr5" draw:text-style-name="P2" draw:layer="layout" svg:width="4cm" svg:height="4cm" svg:x="15.85cm" svg:y="12.75cm">
          <text:p/>
          <draw:enhanced-geometry svg:viewBox="0 0 21600 21600" draw:type="rectangle" draw:enhanced-path="M 0 0 L 21600 0 21600 21600 0 21600 0 0 Z N"/>
        </draw:custom-shape>
        <draw:custom-shape draw:style-name="gr6" draw:text-style-name="P2" draw:layer="layout" svg:width="3cm" svg:height="3cm" svg:x="4cm" svg:y="19cm">
          <text:p/>
          <draw:enhanced-geometry svg:viewBox="0 0 21600 21600" draw:type="rectangle" draw:enhanced-path="M 0 0 L 21600 0 21600 21600 0 21600 0 0 Z N"/>
        </draw:custom-shape>
        <draw:custom-shape draw:style-name="gr5" draw:text-style-name="P2" draw:layer="layout" svg:width="4cm" svg:height="4cm" svg:x="5.75cm" svg:y="14.5cm">
          <text:p/>
          <draw:enhanced-geometry svg:viewBox="0 0 21600 21600" draw:type="rectangle" draw:enhanced-path="M 0 0 L 21600 0 21600 21600 0 21600 0 0 Z N"/>
        </draw:custom-shape>
        <draw:custom-shape draw:style-name="gr5" draw:text-style-name="P2" draw:layer="layout" svg:width="4cm" svg:height="4cm" svg:x="5.5cm" svg:y="9.5cm">
          <text:p/>
          <draw:enhanced-geometry svg:viewBox="0 0 21600 21600" draw:type="rectangle" draw:enhanced-path="M 0 0 L 21600 0 21600 21600 0 21600 0 0 Z N"/>
        </draw:custom-shape>
        <draw:custom-shape draw:style-name="gr6" draw:text-style-name="P2" draw:layer="layout" svg:width="3cm" svg:height="3cm" svg:x="1cm" svg:y="12cm">
          <text:p/>
          <draw:enhanced-geometry svg:viewBox="0 0 21600 21600" draw:type="rectangle" draw:enhanced-path="M 0 0 L 21600 0 21600 21600 0 21600 0 0 Z N"/>
        </draw:custom-shape>
        <draw:custom-shape draw:style-name="gr6" draw:text-style-name="P2" draw:layer="layout" svg:width="3cm" svg:height="3cm" svg:x="3.5cm" svg:y="6cm">
          <text:p/>
          <draw:enhanced-geometry svg:viewBox="0 0 21600 21600" draw:type="rectangle" draw:enhanced-path="M 0 0 L 21600 0 21600 21600 0 21600 0 0 Z N"/>
        </draw:custom-shape>
        <draw:custom-shape draw:style-name="gr4" draw:text-style-name="P3" draw:layer="layout" svg:width="4cm" svg:height="4cm" svg:x="15.85cm" svg:y="12.75cm">
          <text:p text:style-name="P2">Fl</text:p>
          <draw:enhanced-geometry svg:viewBox="0 0 21600 21600" draw:type="rectangle" draw:enhanced-path="M 0 0 L 21600 0 21600 21600 0 21600 0 0 Z N"/>
        </draw:custom-shape>
        <draw:custom-shape draw:style-name="gr4" draw:text-style-name="P3" draw:layer="layout" svg:width="4cm" svg:height="4cm" svg:x="11.35cm" svg:y="18.5cm">
          <text:p text:style-name="P2">Fr</text:p>
          <draw:enhanced-geometry svg:viewBox="0 0 21600 21600" draw:type="rectangle" draw:enhanced-path="M 0 0 L 21600 0 21600 21600 0 21600 0 0 Z N"/>
        </draw:custom-shape>
      </draw:page>
      <draw:page draw:name="page3" draw:style-name="dp1" draw:master-page-name="Default">
        <draw:custom-shape draw:style-name="gr7" draw:text-style-name="P1" draw:layer="layout" svg:width="15cm" svg:height="15cm" svg:x="3.1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2cm" svg:height="14cm" svg:x="6.1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35cm" svg:y1="16.75cm" svg:x2="19.35cm" svg:y2="10.25cm">
          <text:p/>
        </draw:line>
        <draw:custom-shape draw:style-name="gr6" draw:text-style-name="P2" draw:layer="layout" svg:width="3cm" svg:height="3cm" svg:x="4cm" svg:y="19cm">
          <text:p/>
          <draw:enhanced-geometry svg:viewBox="0 0 21600 21600" draw:type="rectangle" draw:enhanced-path="M 0 0 L 21600 0 21600 21600 0 21600 0 0 Z N"/>
        </draw:custom-shape>
        <draw:custom-shape draw:style-name="gr6" draw:text-style-name="P2" draw:layer="layout" svg:width="3cm" svg:height="3cm" svg:x="1cm" svg:y="12cm">
          <text:p/>
          <draw:enhanced-geometry svg:viewBox="0 0 21600 21600" draw:type="rectangle" draw:enhanced-path="M 0 0 L 21600 0 21600 21600 0 21600 0 0 Z N"/>
        </draw:custom-shape>
        <draw:custom-shape draw:style-name="gr8" draw:text-style-name="P3" draw:layer="layout" svg:width="3cm" svg:height="3cm" svg:x="3.5cm" svg:y="6cm">
          <text:p text:style-name="P2">ff</text:p>
          <draw:enhanced-geometry svg:viewBox="0 0 21600 21600" draw:type="rectangle" draw:enhanced-path="M 0 0 L 21600 0 21600 21600 0 21600 0 0 Z N"/>
        </draw:custom-shape>
        <draw:g draw:style-name="gr9">
          <draw:g draw:style-name="gr10">
            <draw:polygon draw:style-name="gr11" draw:text-style-name="P4" draw:layer="layout" svg:width="4cm" svg:height="4cm" svg:x="14cm" svg:y="6.2cm" svg:viewBox="0 0 4001 4001" draw:points="4001,2001 3997,2132 3984,2262 3962,2391 3933,2518 3895,2643 3849,2766 3795,2885 3733,3001 3664,3112 3587,3219 3504,3320 3415,3415 3320,3504 3219,3587 3112,3664 3001,3733 2885,3795 2766,3849 2643,3895 2518,3933 2391,3962 2262,3984 2132,3997 2001,4001 1869,3997 1739,3984 1610,3962 1483,3933 1358,3895 1235,3849 1116,3795 1000,3733 889,3664 782,3587 681,3504 586,3415 497,3320 414,3219 337,3112 268,3001 206,2885 152,2766 106,2643 68,2518 39,2391 17,2262 4,2132 0,2001 4,1869 17,1739 39,1610 68,1483 106,1358 152,1235 206,1116 268,1000 337,889 414,782 497,681 586,586 681,497 782,414 889,337 1000,268 1116,206 1235,152 1358,106 1483,68 1610,39 1739,17 1869,4 2000,0 2132,4 2262,17 2391,39 2518,68 2643,106 2766,152 2885,206 3001,268 3112,337 3219,414 3320,497 3415,586 3504,681 3587,782 3664,889 3733,1000 3795,1116 3849,1235 3895,1358 3933,1483 3962,1610 3984,1739 3997,1869 4001,2000">
              <text:p/>
            </draw:polygon>
            <draw:path draw:style-name="gr12" draw:text-style-name="P5" draw:layer="layout" svg:width="0.337cm" svg:height="0.436cm" svg:x="15.064cm" svg:y="7.984cm" svg:viewBox="0 0 338 437" svg:d="M338 314l-1 15-1 6-1 7-1 6-2 6-2 6-3 6-2 6-4 5-3 5-4 5-4 5-5 5-4 4-6 4-5 4-6 4-12 6-13 6-14 4-16 4-16 2-17 2h-19-177v-437h159l36 2 16 2 15 3 14 3 12 5 12 5 10 7 9 7 8 8 7 8 5 10 4 10 3 11 2 12 1 13-1 10-1 9-2 9-2 8-3 8-4 8-4 7-5 7-6 6-6 6-7 5-7 5-8 4-9 3-9 4-10 2 13 2 12 3 11 3 11 4 9 5 9 5 8 6 4 3 4 4 6 7 3 4 3 4 3 4 2 5 2 4 2 4 2 5 1 5 2 9 2 11zM253 113v-8l-1-4-1-4v-4l-1-3-2-4-1-3-2-3-1-3-2-3-3-2-2-3-3-2-2-2-3-2-3-2-4-2-7-3-7-3-9-2-9-1-10-2h-10l-11-1h-100v139h100 11l11-1 10-1 9-2 9-3 7-3 4-2 3-1 4-2 3-3 2-2 3-2 3-3 2-3 2-3 2-3 2-3 1-3 2-4 1-3 1-4 1-4 1-9zM278 310v-10l-2-8-2-9-3-7-3-7-5-6-6-6-6-5-7-5-8-4-9-3-10-3-11-2-11-1-12-1-13-1h-111v158h115 13l13-1 11-2 10-2 10-3 4-2 4-1 4-2 4-2 3-3 3-2 3-3 3-3 3-2 2-3 2-4 2-3 2-4 2-3 1-4 2-4 1-4 1-5 1-9z">
              <text:p/>
            </draw:path>
            <draw:polygon draw:style-name="gr12" draw:text-style-name="P5" draw:layer="layout" svg:width="0.269cm" svg:height="0.341cm" svg:x="15.477cm" svg:y="8.085cm" svg:viewBox="0 0 270 342" draw:points="56,0 56,213 57,229 57,236 58,242 59,249 60,254 61,260 63,264 64,269 66,273 69,277 71,280 74,283 77,286 80,289 83,291 87,293 91,294 96,296 101,297 106,298 112,298 119,299 125,299 135,298 144,297 149,296 153,295 157,294 161,292 165,290 169,288 173,286 176,283 180,281 183,278 186,275 189,271 192,268 194,264 197,260 199,256 203,248 206,238 209,228 211,218 212,207 212,195 212,0 268,0 268,264 268,311 269,326 269,332 270,336 217,336 217,335 217,335 217,333 216,327 216,312 215,278 214,278 209,287 204,294 198,302 193,308 187,314 181,319 175,324 169,328 163,331 156,334 148,336 141,338 133,340 124,341 116,342 106,342 93,342 81,340 69,338 59,335 54,333 49,331 44,329 40,327 36,324 32,321 29,318 26,315 22,311 20,307 17,303 14,299 12,294 10,289 6,278 4,266 2,253 0,239 0,224 0,0">
              <text:p/>
            </draw:polygon>
            <draw:path draw:style-name="gr12" draw:text-style-name="P5" draw:layer="layout" svg:width="0.285cm" svg:height="0.466cm" svg:x="15.815cm" svg:y="7.961cm" svg:viewBox="0 0 286 467" svg:d="M228 407l-4 8-4 7-5 6-5 6-5 6-6 5-6 4-6 4-7 3-7 3-7 3-8 1-8 2-8 1-9 1h-10l-15-1-7-1-7-1-7-1-7-2-6-2-6-3-5-3-6-3-5-3-5-4-5-4-4-5-4-5-4-5-4-5-3-6-3-6-3-7-5-14-5-16-3-17-2-18-2-20v-21l2-41 2-18 4-17 4-16 5-15 7-13 7-11 8-11 9-9 10-7 11-6 12-5 13-4 14-2h15 10l9 1 8 1 8 1 8 2 7 3 7 2 7 4 6 3 6 5 6 4 5 6 5 6 5 6 4 7 4 7h1l-1-38v-139h56v392 43l1 15 1 11h-54v-2-2l-1-4-1-15-1-31zM59 293v17l1 15 1 15 2 13 3 12 3 11 4 9 2 4 2 4 3 4 2 4 3 3 3 3 3 2 3 3 4 2 4 2 3 2 5 2 4 1 4 1 5 1h5l10 1 11-1h6l5-1 5-1 5-2 4-1 5-2 4-3 4-2 4-3 3-3 4-3 3-3 3-4 2-4 3-4 2-5 5-10 4-11 3-12 2-13 2-15 1-15v-17-16l-1-15-2-14-2-13-3-12-4-10-2-5-3-5-2-4-3-4-2-4-3-3-3-4-4-3-3-2-4-3-4-2-4-2-5-2-4-2-5-1-5-1-5-1-5-1h-12-10l-5 1-4 1-5 1-4 1-4 2-4 2-4 2-3 2-4 3-3 3-3 3-3 3-2 3-3 4-2 4-2 5-4 9-3 11-3 12-2 13-1 15-1 16z">
              <text:p/>
            </draw:path>
            <draw:polygon draw:style-name="gr12" draw:text-style-name="P5" draw:layer="layout" svg:width="0.276cm" svg:height="0.346cm" svg:x="16.159cm" svg:y="8.08cm" svg:viewBox="0 0 277 347" draw:points="277,248 276,260 276,265 275,271 273,276 272,281 270,286 268,290 266,295 263,299 260,303 257,307 253,311 249,315 245,318 241,321 236,325 232,327 221,333 210,337 198,341 185,344 171,346 156,347 141,347 126,347 111,346 98,344 85,342 74,339 63,336 53,331 44,327 40,324 36,321 32,318 29,315 25,311 22,308 19,304 16,300 13,296 11,292 7,283 3,273 0,262 49,253 51,259 54,265 57,271 58,273 60,276 62,278 64,281 66,283 69,285 71,287 73,289 79,292 85,295 91,298 98,300 105,302 113,303 122,304 131,304 141,305 151,304 161,304 169,303 178,301 185,300 192,297 195,296 198,295 200,293 203,292 205,290 208,288 210,286 212,284 213,282 215,280 216,278 218,275 219,273 220,270 221,268 221,265 222,262 222,259 223,253 222,248 222,243 221,241 221,239 220,237 219,235 218,233 217,231 216,229 215,227 214,225 212,224 211,222 209,220 205,217 201,214 196,212 191,209 185,206 179,204 172,202 165,200 125,189 103,183 84,177 76,174 68,171 62,168 57,165 52,162 47,159 43,155 38,152 35,148 31,144 28,140 25,136 22,132 20,127 18,122 16,117 15,112 14,106 14,100 13,94 14,83 14,78 15,72 17,67 18,63 20,58 22,54 24,49 26,45 29,41 32,37 35,34 38,30 42,27 46,24 50,21 55,18 59,16 64,14 75,9 86,6 99,3 112,2 126,0 141,0 155,0 168,1 180,3 191,5 202,8 212,11 221,15 230,20 234,22 237,25 241,28 244,31 248,34 251,38 254,41 256,45 259,49 261,53 263,58 265,62 268,72 271,82 221,88 219,83 218,80 217,78 216,75 215,73 214,71 212,69 211,67 209,65 207,63 205,61 203,59 201,57 196,54 191,51 185,49 179,47 172,45 165,44 158,43 150,42 141,42 132,42 124,43 116,44 109,45 102,47 96,49 90,51 88,52 86,54 83,55 81,57 79,58 78,60 76,62 75,64 73,66 72,68 71,70 70,73 69,75 69,78 68,80 68,83 68,86 68,88 68,92 68,95 69,98 69,101 71,104 72,107 73,110 75,112 77,114 79,116 82,119 84,121 87,123 90,124 94,126 97,128 101,130 106,131 120,136 137,140 158,146 179,151 197,157 211,162 217,164 222,166 227,169 232,171 236,174 240,176 244,179 247,182 250,185 253,187 256,190 258,193 261,197 263,200 265,203 267,207 269,210 271,214 272,218 273,222 274,226 275,230 276,234 277,239 277,243">
              <text:p/>
            </draw:polygon>
            <draw:path draw:style-name="gr12" draw:text-style-name="P5" draw:layer="layout" svg:width="0.297cm" svg:height="0.347cm" svg:x="16.485cm" svg:y="8.079cm" svg:viewBox="0 0 298 348" svg:d="M59 186v14l1 13 2 13 3 11 3 11 4 10 2 4 3 5 3 4 2 4 4 4 3 3 3 4 4 3 4 3 3 2 5 2 4 3 4 1 5 2 5 1 5 1 5 1 5 1h11 9l8-1 8-1 8-1 7-2 7-3 6-3 5-3 6-4 4-4 5-4 4-5 3-4 3-5 3-6 2-5 49 14-4 9-5 9-5 9-6 8-6 7-7 6-8 6-8 5-9 5-10 4-10 4-10 2-11 2-12 2-13 1h-13-18l-17-2-16-4-7-2-7-3-7-3-7-3-6-4-6-4-6-4-6-5-5-5-5-5-5-6-4-6-4-6-4-7-4-7-3-7-5-16-5-17-3-19-1-20-1-21 1-20 1-19 3-18 5-17 5-15 3-7 4-7 4-7 4-6 4-6 5-6 5-5 5-5 6-5 5-4 6-4 7-4 6-3 7-3 7-3 8-2 15-3 17-2 17-1 18 1 17 2 15 3 15 5 13 6 12 8 11 9 10 11 9 12 7 13 7 14 5 16 4 18 3 19 1 20 1 22v7zM240 143l-1-13-2-12-3-11-3-10-3-9-5-8-2-4-2-4-3-3-3-3-3-3-3-3-3-3-3-2-4-2-3-2-4-2-4-2-4-1-4-1-9-2-10-1-10-1-10 1-9 1-5 1-4 1-4 1-4 2-4 2-4 2-4 2-3 3-4 2-3 3-3 3-3 4-3 3-3 4-5 7-4 9-3 9-3 9-2 11-2 11-1 11z">
              <text:p/>
            </draw:path>
            <draw:polygon draw:style-name="gr12" draw:text-style-name="P5" draw:layer="layout" svg:width="0.161cm" svg:height="0.415cm" svg:x="16.822cm" svg:y="8.01cm" svg:viewBox="0 0 162 416" draw:points="162,409 155,410 148,412 141,413 134,414 127,415 120,416 113,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3,372 136,371 144,371 152,369 162,367">
              <text:p/>
            </draw:polygon>
          </draw:g>
          <draw:frame draw:style-name="gr13" draw:text-style-name="P1" draw:layer="layout" svg:width="4cm" svg:height="4cm" svg:x="14cm" svg:y="6.2cm">
            <draw:image xlink:href="Pictures/100000010000025800000258CB60ADF5.png" xlink:type="simple" xlink:show="embed" xlink:actuate="onLoad" draw:mime-type="image/png">
              <text:p/>
            </draw:image>
          </draw:frame>
          <draw:g draw:style-name="gr10">
            <draw:polygon draw:style-name="gr14" draw:text-style-name="P6" draw:layer="layout" svg:width="4cm" svg:height="4cm" svg:x="14.001cm" svg:y="1.801cm" svg:viewBox="0 0 4001 4001" draw:points="4001,2001 3997,2132 3984,2262 3962,2391 3933,2518 3895,2643 3849,2766 3795,2885 3733,3001 3664,3112 3587,3219 3504,3320 3415,3415 3320,3504 3219,3587 3112,3664 3001,3733 2885,3795 2766,3849 2643,3895 2518,3933 2391,3962 2262,3984 2132,3997 2001,4001 1869,3997 1739,3984 1610,3962 1483,3933 1358,3895 1235,3849 1116,3795 1000,3733 889,3664 782,3587 681,3504 586,3415 497,3320 414,3219 337,3112 268,3001 206,2885 152,2766 106,2643 68,2518 39,2391 17,2262 4,2132 0,2001 4,1869 17,1739 39,1610 68,1483 106,1358 152,1235 206,1116 268,1000 337,889 414,782 497,681 586,586 681,497 782,414 889,337 1000,268 1116,206 1235,152 1358,106 1483,68 1610,39 1739,17 1869,4 2000,0 2132,4 2262,17 2391,39 2518,68 2643,106 2766,152 2885,206 3001,268 3112,337 3219,414 3320,497 3415,586 3504,681 3587,782 3664,889 3733,1000 3795,1116 3849,1235 3895,1358 3933,1483 3962,1610 3984,1739 3997,1869 4001,2000">
              <text:p/>
            </draw:polygon>
            <draw:path draw:style-name="gr12" draw:text-style-name="P5" draw:layer="layout" svg:width="0.337cm" svg:height="0.436cm" svg:x="15.065cm" svg:y="3.585cm" svg:viewBox="0 0 338 437" svg:d="M338 314c0 5 0 10-1 15 0 2 0 4-1 6 0 2 0 5-1 7 0 2-1 4-1 6-1 2-1 4-2 6s-1 4-2 6-2 4-3 6-2 4-2 6c-2 2-3 3-4 5s-2 4-3 5c-1 2-3 4-4 5-1 2-3 3-4 5-2 2-3 3-5 5-1 1-3 2-4 4-2 1-4 3-6 4-1 1-3 3-5 4s-4 2-6 4c-4 2-8 4-12 6s-9 4-13 6c-5 1-10 3-14 4-5 2-10 3-16 4-5 1-10 2-16 2-6 1-11 1-17 2-6 0-13 0-19 0-59 0-118 0-177 0 0-145 0-291 0-437 53 0 106 0 159 0 12 1 24 1 36 2 5 0 11 1 16 2s10 2 15 3 9 2 14 3c4 2 8 3 12 5s8 4 12 5c3 2 7 4 10 7 3 2 6 4 9 7 3 2 5 5 8 8 2 2 4 5 7 8 1 3 3 7 5 10 1 3 3 7 4 10 1 4 2 8 3 11 1 4 1 8 2 12 0 5 0 9 1 13-1 3-1 7-1 10s0 6-1 9c0 3-1 6-2 9 0 2-1 5-2 8s-2 5-3 8-2 5-4 8c-1 2-3 4-4 7-2 2-3 4-5 7-2 2-4 4-6 6s-4 4-6 6c-2 1-5 3-7 5s-5 3-7 5c-3 1-6 2-8 4-3 1-6 2-9 3s-6 2-9 4c-3 0-6 1-10 2 5 1 9 1 13 2s8 2 12 3 7 2 11 3 7 3 11 4c3 1 6 3 9 5 3 1 6 3 9 5s6 4 8 6c2 1 3 2 4 3 1 2 3 3 4 4 2 2 4 5 6 7 1 2 2 3 3 4 1 2 2 3 3 4 1 2 2 3 3 4 0 2 1 3 2 5 1 1 1 2 2 4 1 1 1 3 2 4 0 2 1 3 2 5 0 2 1 3 1 5 1 3 1 6 2 9 1 4 1 7 2 11 0 3 0 7 0 10zM253 113c0-2 0-5 0-8-1-1-1-3-1-4s0-3-1-4c0-1 0-3 0-4-1-1-1-2-1-3-1-1-1-3-2-4 0-1-1-2-1-3-1-1-1-2-2-3 0-1-1-2-1-3-1-1-2-2-2-3-1-1-2-2-3-2 0-1-1-2-2-3s-2-1-3-2c0-1-1-2-2-2-1-1-2-2-3-2-1-1-2-2-3-2-1-1-2-1-4-2s-4-2-7-3c-2-1-5-2-7-3-3 0-6-1-9-2-3 0-6-1-9-1-3-1-6-1-10-2-3 0-7 0-10 0-4 0-8 0-11-1-33 0-67 0-100 0 0 47 0 93 0 139 33 0 67 0 100 0 4 0 7 0 11 0s7-1 11-1c3 0 7-1 10-1 3-1 6-2 9-2 3-1 6-2 9-3 2-1 5-2 7-3 2 0 3-1 4-2 1 0 2-1 3-1 1-1 3-2 4-2 1-1 2-2 3-3 1 0 1-1 2-2s2-2 3-2c1-1 2-2 3-3 0-1 1-2 2-3s1-2 2-3 1-2 2-3c0-1 1-2 2-3 0-1 1-2 1-3 1-1 1-3 2-4 0-1 0-2 1-3 0-2 0-3 1-4 0-2 0-3 1-4 0-3 0-6 1-9 0-3 0-6 0-9zM278 310c0-3 0-7 0-10-1-3-1-5-2-8 0-3-1-6-2-9-1-2-2-5-3-7s-2-5-3-7c-2-2-4-4-5-6-2-2-4-4-6-6s-4-4-6-5c-2-2-5-3-7-5-3-1-6-2-8-4-3-1-6-2-9-3s-7-2-10-3c-3 0-7-1-11-2-3 0-7-1-11-1-4-1-8-1-12-1-5 0-9 0-13-1-37 0-74 0-111 0 0 53 0 105 0 158 39 0 77 0 115 0 5 0 9 0 13 0 4-1 8-1 13-1 3-1 7-1 11-2 3-1 7-1 10-2s6-2 10-3c1 0 2-1 4-2 1 0 3-1 4-1 1-1 3-2 4-2 1-1 2-2 4-2 1-1 2-2 3-3s2-1 3-2 2-2 3-3 2-2 3-3c1 0 2-1 3-2s1-2 2-3c1-2 2-3 2-4 1-1 2-2 2-3 1-1 2-2 2-4 1-1 1-2 2-3 0-2 1-3 1-4 1-1 1-3 2-4 0-1 0-3 1-4 0-2 0-3 1-5 0-3 0-6 1-9 0-3 0-6 0-9z">
              <text:p/>
            </draw:path>
            <draw:path draw:style-name="gr12" draw:text-style-name="P5" draw:layer="layout" svg:width="0.269cm" svg:height="0.341cm" svg:x="15.478cm" svg:y="3.686cm" svg:viewBox="0 0 270 342" svg:d="M56 0c0 71 0 142 0 213 0 5 0 10 1 16 0 2 0 4 0 7 0 2 1 4 1 6s0 5 1 7c0 2 0 3 1 5 0 2 1 4 1 6 1 1 1 3 2 4 0 2 1 3 1 5 1 1 2 3 2 4 1 1 2 2 3 4 0 1 1 2 2 3s2 2 3 3 2 2 3 3 2 2 3 3c1 0 2 1 3 2 2 0 3 1 4 2 2 0 3 1 4 1 2 1 3 1 5 2 2 0 3 0 5 1 2 0 4 0 5 1 2 0 4 0 6 0s4 1 7 1c2 0 4 0 6 0 4 0 7 0 10-1 3 0 6 0 9-1 2 0 3-1 5-1 1 0 3-1 4-1s3-1 4-1c2-1 3-2 4-2 2-1 3-1 4-2s3-1 4-2 2-1 4-2c1-1 2-2 3-3s2-1 4-2c1-1 2-2 3-3s2-2 3-3c1-2 2-3 3-4s2-2 3-3c1-2 1-3 2-4s2-3 3-4c0-1 1-3 2-4 1-3 3-6 4-8 1-4 2-7 3-10s2-6 3-10c0-3 1-7 2-10 0-4 0-8 1-11 0-4 0-8 0-12 0-65 0-130 0-195 19 0 37 0 56 0 0 88 0 176 0 264 0 16 0 32 0 47 1 5 1 10 1 15 0 2 0 4 0 6 0 1 1 2 1 4-18 0-35 0-53 0v-1c0-1 0-1 0-2 0-2 0-4-1-6 0-5 0-10 0-15-1-11-1-22-1-34-1 0-1 0-1 0-2 3-4 6-5 9-2 2-4 5-5 7-2 3-4 5-6 8-1 2-3 4-5 6s-4 4-6 6-4 3-6 5-4 3-6 5c-2 1-4 2-6 4-2 1-4 2-6 3-3 1-5 2-7 3-3 1-5 2-8 2-2 1-5 2-7 2-3 1-6 1-8 2-3 0-6 1-9 1s-6 1-8 1c-4 0-7 0-10 0-4 0-9 0-13 0-4-1-8-1-12-2-4 0-8-1-12-2-3-1-7-2-10-3-2 0-4-1-5-2-2 0-4-1-5-2-2 0-3-1-5-2-1-1-2-2-4-2-1-1-2-2-4-3-1-1-2-2-4-3-1-1-2-2-3-3s-2-2-3-3c-1-2-2-3-4-4 0-1-1-3-2-4s-2-3-3-4-2-3-3-4c0-2-1-4-2-5-1-2-1-3-2-5-1-4-2-7-4-11-1-4-1-8-2-12s-2-8-2-13c-1-5-1-9-2-14 0-5 0-10 0-15 0-75 0-149 0-224 19 0 37 0 56 0z">
              <text:p/>
            </draw:path>
            <draw:path draw:style-name="gr12" draw:text-style-name="P5" draw:layer="layout" svg:width="0.285cm" svg:height="0.466cm" svg:x="15.816cm" svg:y="3.562cm" svg:viewBox="0 0 286 467" svg:d="M228 407c-1 2-3 5-4 8-2 2-3 4-4 7-2 2-4 4-5 6-2 2-3 4-5 6s-4 4-5 6c-2 2-4 3-6 5-2 1-4 3-6 4-2 2-4 3-6 4s-5 2-7 3-4 2-7 3c-2 1-5 2-7 3-3 0-5 1-8 1-3 1-5 2-8 2s-6 1-8 1c-3 0-6 1-9 1s-7 0-10 0c-5 0-10 0-15-1-2 0-5 0-7-1-3 0-5 0-7-1-3 0-5-1-7-1-2-1-4-1-7-2-2-1-4-1-6-2s-4-2-6-3-4-2-5-3c-2-1-4-2-6-3s-3-2-5-3c-2-2-3-3-5-4s-3-3-5-4c-1-2-3-3-4-5-1-1-3-3-4-5-2-1-3-3-4-5s-3-4-4-5c-1-2-2-4-3-6s-2-4-3-6c-1-3-2-5-3-7-2-5-4-9-5-14-2-5-3-11-5-16-1-5-2-11-3-17s-1-12-2-18-1-13-2-20c0-7 0-14 0-21 1-13 1-27 2-41 1-6 2-12 2-18 1-6 3-12 4-17 1-6 3-11 4-16 2-5 4-10 5-15 2-4 5-8 7-13 2-4 4-7 7-11s5-7 8-11c3-3 6-6 9-9 4-2 7-5 10-7 4-2 8-4 11-6 4-2 8-4 12-5 5-1 9-2 13-4 5 0 10-1 14-2 5 0 10 0 15 0 4 0 7 0 10 0s6 0 9 1c3 0 5 0 8 1 3 0 6 1 8 1 3 1 6 2 8 2 3 1 5 2 7 3 3 1 5 1 7 2 3 2 5 3 7 4s4 2 6 3c2 2 4 3 6 5 2 1 4 3 6 4 1 2 3 4 5 6s3 4 5 6c1 2 3 4 5 6 1 2 2 4 4 7 1 2 3 5 4 7h1c-1-12-1-25-1-38 0-46 0-93 0-139 18 0 37 0 56 0 0 131 0 261 0 392 0 14 0 29 0 43 0 5 1 10 1 15 0 4 0 7 1 11-18 0-36 0-54 0 0-1 0-1 0-2 0 0 0-1 0-2s-1-3-1-4c0-5 0-10-1-15 0-11-1-21-1-31zM59 293c0 5 0 11 0 17 0 5 0 10 1 15 0 5 1 10 1 15 1 4 2 9 2 13 1 4 2 8 3 12s2 7 3 11c1 3 3 6 4 9 1 2 1 3 2 4 1 2 1 3 2 4 1 2 2 3 3 4 0 1 1 2 2 4 1 1 2 2 3 3s2 2 3 3 2 2 3 2c1 1 2 2 3 3 2 1 3 1 4 2s2 2 4 2c1 1 2 1 3 2 2 1 3 1 5 2 1 0 2 0 4 1 1 0 3 1 4 1 2 0 3 1 5 1 1 0 3 0 5 0 3 1 6 1 10 1 3 0 7 0 11-1 2 0 4 0 6 0 1-1 3-1 5-1 1-1 3-1 5-1 1-1 3-1 5-2 1 0 3-1 4-1 2-1 3-2 5-2 1-1 2-2 4-3 1 0 2-1 4-2 1-1 2-2 4-3 1-1 2-2 3-3s2-2 4-3c1-1 2-2 3-3 1-2 2-3 3-4s2-3 2-4c1-1 2-3 3-4 1-2 2-3 2-5 2-3 3-6 5-10 1-3 2-7 4-11 1-4 2-8 3-12 0-4 1-9 2-13 0-5 1-10 2-15 0-5 0-10 1-15 0-6 0-12 0-17 0-6 0-11 0-16-1-5-1-10-1-15-1-5-2-10-2-14-1-4-2-9-2-13-1-4-2-8-3-12-2-3-3-7-4-10-1-2-2-3-2-5-1-2-2-3-3-5 0-1-1-3-2-4s-2-3-3-4c0-1-1-2-2-4-1-1-2-2-3-3s-2-2-3-4c-2-1-3-2-4-3-1 0-2-1-3-2-2-1-3-2-4-3s-3-1-4-2-3-2-4-2c-2-1-3-1-5-2-1-1-3-1-4-2-2 0-3-1-5-1s-3-1-5-1-3-1-5-1-4 0-5-1c-4 0-8 0-12 0-3 0-7 0-10 0-1 1-3 1-5 1-1 0-3 1-4 1-2 0-3 1-5 1-1 0-3 1-4 1-1 1-3 1-4 2s-3 1-4 2c-1 0-3 1-4 2s-2 1-3 2-3 2-4 3-2 2-3 3-2 2-3 3-2 2-3 3c0 1-1 2-2 3-1 2-2 3-3 4 0 2-1 3-2 4-1 2-1 3-2 5-1 3-3 6-4 9-1 4-2 7-3 11s-2 8-3 12c0 5-1 9-2 13 0 5-1 10-1 15-1 5-1 10-1 16 0 5 0 11 0 17z">
              <text:p/>
            </draw:path>
            <draw:path draw:style-name="gr12" draw:text-style-name="P5" draw:layer="layout" svg:width="0.276cm" svg:height="0.346cm" svg:x="16.16cm" svg:y="3.681cm" svg:viewBox="0 0 277 347" svg:d="M277 248c0 4 0 8-1 12 0 2 0 3 0 5-1 2-1 4-1 6-1 1-1 3-2 5 0 1-1 3-1 5-1 1-1 3-2 5-1 1-1 3-2 4-1 2-2 3-2 5-1 1-2 3-3 4s-2 3-3 4c-1 2-2 3-3 4s-3 3-4 4-2 2-4 4c-1 1-2 2-4 3-1 1-2 2-4 3-1 1-3 3-5 4-1 1-3 2-4 2-4 2-7 4-11 6-3 1-7 3-11 4s-8 3-12 4-9 2-13 3c-5 0-9 1-14 2-5 0-10 0-15 1-5 0-10 0-15 0s-10 0-15 0-10-1-15-1c-4-1-9-1-13-2-4 0-9-1-13-2s-7-2-11-3-7-2-11-3c-3-2-7-3-10-5-3-1-6-3-9-4-1-1-3-2-4-3s-3-2-4-3-2-2-4-3c-1-1-2-2-3-3s-3-2-4-4c-1-1-2-2-3-3s-2-3-3-4-2-3-3-4-2-3-3-4c0-1-1-3-2-4-1-3-3-6-4-9-2-4-3-7-4-10-1-4-2-7-3-11 16-3 33-6 49-9 1 2 2 4 2 6 1 2 2 4 3 6s2 4 3 6c0 1 1 2 1 2 1 1 2 2 2 3 1 1 1 2 2 2 1 1 1 2 2 3 1 0 2 1 2 2 1 1 2 1 3 2 0 1 1 1 2 2s2 1 2 2c2 1 4 2 6 3s4 2 6 3 4 2 6 3c2 0 5 1 7 2 2 0 5 1 7 2 3 0 6 0 8 1 3 0 6 1 9 1s6 0 9 0c3 1 7 1 10 1s7 0 10-1c3 0 6 0 10 0 3 0 5-1 8-1 3-1 6-1 9-2 2 0 4-1 7-1 2-1 4-2 7-3 1 0 2 0 3-1 1 0 2-1 3-1 1-1 1-1 2-2 1 0 2-1 3-1 1-1 2-1 2-2 1-1 2-1 3-2 0 0 1-1 2-2 0 0 1-1 2-2 0 0 1-1 1-2 1 0 1-1 2-2 0-1 1-1 1-2 1-1 1-2 2-3 0 0 0-1 1-2 0-1 1-2 1-3s0-2 1-2c0-1 0-2 0-3 1-1 1-2 1-3s0-2 0-3c0-2 1-4 1-6s-1-4-1-5c0-2 0-3 0-5 0-1-1-1-1-2s0-2 0-2c-1-1-1-2-1-2 0-1-1-2-1-2 0-1 0-2-1-2 0-1 0-2-1-2 0-1 0-2-1-2 0-1-1-1-1-2s-1-1-1-2c-1 0-1-1-2-1 0-1-1-2-1-2-1-1-1-1-2-2s-2-2-4-3c-1-1-2-2-4-3-1-1-3-1-5-2-1-1-3-2-5-3s-4-2-6-3c-2 0-4-1-6-2s-4-1-7-2c-2-1-5-1-7-2-13-4-27-7-40-11-7-2-15-4-22-6s-13-4-19-6c-3-1-6-2-8-3-3-1-5-2-8-3-2-1-4-2-6-3s-4-2-5-3c-2-1-4-2-5-3-2-1-3-2-5-3-1-2-3-3-4-4-2-1-3-2-5-3-1-2-2-3-3-4-2-1-3-3-4-4s-2-3-3-4-2-3-3-4c-1-2-2-3-3-4-1-2-1-4-2-5-1-2-2-3-2-5-1-2-1-3-2-5 0-2-1-4-1-5 0-2-1-4-1-6s0-4 0-6c-1-2-1-4-1-6 0-4 1-7 1-11 0-2 0-4 0-5 1-2 1-4 1-6 1-1 1-3 2-5 0-1 0-3 1-4 0-2 1-3 2-5 0-1 1-3 2-4 0-2 1-3 2-5 0-1 1-2 2-4 1-1 2-2 3-4 1-1 2-2 3-4 1-1 2-2 3-3s2-2 3-4c2-1 3-2 4-3s3-2 4-3 3-2 4-3c2-1 3-2 5-3 1 0 3-1 4-2 2-1 4-2 5-2 4-2 7-3 11-5 4-1 7-2 11-3s8-2 13-3c4 0 8-1 13-1 5-1 9-1 14-2 5 0 10 0 15 0s9 0 14 0c4 1 8 1 13 1 4 1 8 1 12 2 4 0 7 1 11 2s7 2 11 3c3 1 7 2 10 3s6 3 9 4 6 3 9 5c1 0 2 1 4 2 1 1 2 2 3 3 2 1 3 2 4 3s2 2 3 3c2 1 3 2 4 3s2 2 3 4c1 1 2 2 3 3s1 3 2 4 2 3 3 4 1 3 2 4c1 2 2 3 2 5 1 1 2 3 2 4 1 3 2 7 3 10s2 7 3 10c-17 2-33 4-50 6-1-1-1-3-2-5 0-1 0-2-1-3 0 0 0-1-1-2 0-1 0-2-1-3 0 0-1-1-1-2s-1-1-1-2c-1-1-1-2-2-2 0-1-1-2-1-2-1-1-2-2-2-2-1-1-1-2-2-2-1-1-1-2-2-2-1-1-1-1-2-2s-2-1-2-2c-2-1-4-2-5-3-2-1-4-2-5-3-2 0-4-1-6-2s-4-1-6-2c-3-1-5-1-7-2-2 0-5-1-7-1s-5-1-7-1c-3 0-6 0-8-1-3 0-6 0-9 0s-6 0-9 0c-3 1-5 1-8 1s-6 1-8 1c-3 0-5 1-7 1-3 1-5 1-7 2-2 0-4 1-6 2-2 0-4 1-6 2 0 0-1 1-2 1-1 1-2 1-2 2-1 0-2 1-3 1 0 1-1 1-2 2 0 0-1 1-2 1 0 1-1 2-1 2-1 1-1 1-2 2 0 1-1 1-1 2-1 1-1 1-2 2 0 1-1 1-1 2s-1 2-1 2c0 1-1 2-1 3 0 0 0 1-1 2 0 1 0 2 0 3 0 0-1 1-1 2s0 2 0 3 0 2 0 3 0 1 0 2c0 2 0 3 0 4s0 2 0 3 0 2 1 3c0 1 0 2 0 3 1 1 1 2 2 3 0 1 0 2 1 3 0 1 1 2 1 3 1 0 1 1 2 2s1 2 2 2c1 1 1 2 2 2 1 1 2 2 3 3 1 0 1 1 2 2 1 0 2 1 3 2 1 0 2 1 3 1 1 1 2 2 4 2 1 1 2 1 3 2 1 0 3 1 4 2 2 0 4 1 5 1 5 2 9 3 14 5 5 1 11 3 17 4 7 2 14 4 21 6s14 3 21 5c6 2 12 4 18 6 4 1 9 3 14 5 2 0 4 1 6 2s4 2 5 2c2 1 3 2 5 3s3 2 5 2c1 1 2 2 4 3 1 1 2 2 4 2 1 1 2 2 4 3 1 1 2 2 3 3s2 2 3 3 2 1 3 2 2 2 3 3 2 2 2 3c1 1 2 2 3 4 1 1 1 2 2 3s2 2 2 3c1 1 2 2 2 4 1 1 1 2 2 3s1 3 2 4c0 1 1 3 1 4 1 1 1 2 1 4 1 1 1 2 1 4 1 1 1 3 1 4 1 1 1 3 1 4 0 2 0 3 1 5 0 1 0 3 0 4 0 2 0 4 0 5z">
              <text:p/>
            </draw:path>
            <draw:path draw:style-name="gr12" draw:text-style-name="P5" draw:layer="layout" svg:width="0.297cm" svg:height="0.347cm" svg:x="16.486cm" svg:y="3.68cm" svg:viewBox="0 0 298 348" svg:d="M59 186c0 5 0 9 0 14 0 4 1 9 1 13 1 4 1 9 2 13 1 3 2 7 3 11s2 7 3 11c1 3 3 6 4 10 1 1 2 3 2 4 1 2 2 3 3 5 1 1 2 3 3 4s2 3 2 4c2 1 3 3 4 4s2 2 3 3c1 2 2 3 3 4s3 2 4 3 2 2 4 3c1 0 2 1 3 2 2 1 3 2 5 2 1 1 2 2 4 3 1 0 3 1 4 1 2 1 3 1 5 2 2 0 3 1 5 1 1 1 3 1 5 1 1 1 3 1 5 1s3 1 5 1c4 0 8 0 11 0s6 0 9 0 6 0 8-1c3 0 6 0 8-1 3 0 5-1 8-1 2-1 5-2 7-2 2-1 4-2 7-3 2-1 4-2 6-3s3-2 5-3 4-3 6-4c1-1 3-3 4-4 2-1 3-3 5-4 1-2 2-3 4-5 1-1 2-3 3-4 1-2 2-4 3-5 1-2 2-4 3-6 1-1 1-3 2-5 16 5 33 9 49 14-1 3-3 6-4 9-2 3-3 6-5 9-1 3-3 6-5 9-2 2-4 5-6 8-2 2-4 4-6 7-3 2-5 4-7 6-3 2-5 4-8 6s-5 4-8 5c-3 2-6 4-9 5s-6 3-10 4c-3 1-6 2-10 4-3 0-7 1-10 2-4 1-8 2-11 2-4 1-8 2-12 2s-9 1-13 1-8 0-13 0c-6 0-12 0-18 0-5-1-11-2-17-2-5-2-10-3-16-4-2-1-5-1-7-2s-5-2-7-3c-3-1-5-2-7-3s-5-2-7-3-4-2-6-4c-2-1-4-2-6-4-2-1-4-3-6-4-2-2-4-3-6-5-2-1-3-3-5-5s-3-3-5-5-3-4-5-6c-1-2-3-4-4-6-2-2-3-4-4-6-2-3-3-5-4-7s-2-5-4-7c-1-3-2-5-3-7-2-6-3-11-5-16-2-6-3-12-5-17-1-7-2-13-3-19 0-7-1-13-1-20-1-7-1-14-1-21s0-13 1-20c0-7 1-13 1-19 1-6 2-12 3-18 2-5 3-11 5-17 2-5 3-10 5-15 1-2 2-5 3-7 2-2 3-5 4-7s2-4 4-7c1-2 2-4 4-6 1-2 3-4 4-6 2-2 3-4 5-6 2-1 3-3 5-5s3-3 5-5 4-3 6-5c2-1 4-3 5-4 2-1 4-3 6-4 3-1 5-2 7-4 2-1 4-2 6-3 3-1 5-2 7-3 3-1 5-2 7-3 3 0 5-1 8-2 5-1 10-2 15-3 6-1 11-2 17-2 5-1 11-1 17-1s12 0 18 1c6 0 11 1 17 2 5 1 10 2 15 3 5 2 10 4 15 5 4 2 9 4 13 6 4 3 8 6 12 8 4 3 8 6 11 9 3 4 7 7 10 11s6 8 9 12c2 4 5 8 7 13s4 10 7 14c1 6 3 11 5 16 1 6 2 12 4 18 1 6 2 12 3 19 0 7 1 13 1 20 1 7 1 14 1 22 0 2 0 5 0 7-80 0-160 0-239 0zM240 143c0-4-1-8-1-13-1-4-1-8-2-12-1-3-2-7-3-11-1-3-2-6-3-10-1-3-2-6-3-9-2-3-3-6-5-8 0-2-1-3-2-4s-2-3-2-4c-1-1-2-2-3-3s-2-2-3-3-2-2-3-3-2-2-3-3-2-2-3-3c-1 0-2-1-3-2s-2-1-4-2c-1-1-2-2-3-2-1-1-3-1-4-2s-3-1-4-2c-1 0-3-1-4-1s-3-1-4-1c-3-1-6-2-9-2-3-1-7-1-10-1s-6-1-10-1c-3 0-6 1-10 1-3 0-6 1-9 1-2 0-3 1-5 1-1 0-2 1-4 1-1 1-3 1-4 1-2 1-3 2-4 2-2 1-3 1-4 2s-3 1-4 2-2 1-4 2c-1 1-2 2-3 3-1 0-3 1-4 2s-2 2-3 3-2 2-3 3-2 2-3 4c-1 1-2 2-3 3s-2 2-3 4-3 5-5 7c-1 3-2 6-4 9-1 3-2 6-3 9s-2 6-3 9c-1 4-2 7-2 11-1 3-1 7-2 11 0 4 0 7-1 11 61 0 121 0 181 0z">
              <text:p/>
            </draw:path>
            <draw:path draw:style-name="gr12" draw:text-style-name="P5" draw:layer="layout" svg:width="0.161cm" svg:height="0.415cm" svg:x="16.823cm" svg:y="3.611cm" svg:viewBox="0 0 162 416" svg:d="M162 409c-2 0-4 1-7 1-2 1-4 1-7 2-2 0-4 1-7 1-2 0-4 1-7 1-2 0-4 1-7 1-2 0-5 0-7 1-2 0-5 0-7 0s-5 0-7 0c-3 0-6 0-8 0-3-1-5-1-8-1-2-1-5-1-7-2-2 0-4-1-7-2-2-1-4-2-6-2-1-2-3-3-5-4s-3-2-5-4c-2-1-3-3-4-4-2-2-3-3-4-5-2-2-3-4-4-6s-2-4-3-6c0-2-1-4-2-7-1-2-1-5-2-7 0-3-1-6-1-8 0-3-1-6-1-9s0-6 0-9c0-75 0-149 0-224-13 0-26 0-39 0 0-14 0-27 0-41 14 0 27 0 41 0 5-25 11-50 16-75 13 0 25 0 38 0 0 25 0 50 0 75 20 0 41 0 62 0 0 14 0 27 0 41-21 0-42 0-62 0 0 71 0 141 0 212 0 2 0 4 0 6 0 1 0 3 0 5s0 3 1 5c0 1 0 3 1 4 0 2 0 3 1 4 0 1 0 2 0 2 1 1 1 1 1 2s1 1 1 2c0 0 0 1 1 1 0 1 0 1 1 2v1c1 0 1 1 2 1 0 0 0 1 1 1 0 0 0 1 1 1l1 1c1 0 1 1 2 1l1 1c1 0 1 0 2 1h1c1 0 1 1 2 1s1 0 2 0c1 1 3 1 4 1s3 0 4 0c2 1 3 1 5 1 1 0 2 0 3 0 1-1 2-1 3-1 3 0 5 0 8 0 2-1 5-1 8-2 4 0 7-1 10-2 0 14 0 28 0 42z">
              <text:p/>
            </draw:path>
          </draw:g>
        </draw:g>
        <draw:g draw:style-name="gr9">
          <draw:custom-shape draw:style-name="gr15" draw:text-style-name="P4" draw:layer="layout" svg:width="4cm" svg:height="4cm" svg:x="15.851cm" svg:y="12.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 draw:layer="layout" svg:width="4cm" svg:height="4cm" svg:x="15.851cm" svg:y="12.851cm">
            <draw:image xlink:href="Pictures/100000010000025800000258FCE77014.png" xlink:type="simple" xlink:show="embed" xlink:actuate="onLoad" draw:mime-type="image/png">
              <text:p/>
            </draw:image>
          </draw:frame>
        </draw:g>
        <draw:g draw:style-name="gr9">
          <draw:custom-shape draw:style-name="gr15" draw:text-style-name="P4" draw:layer="layout" svg:width="4cm" svg:height="4cm" svg:x="10.95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 draw:layer="layout" svg:width="4cm" svg:height="4cm" svg:x="10.95cm" svg:y="18.5cm">
            <draw:image xlink:href="Pictures/1000000100000258000002583FFCD6D6.png" xlink:type="simple" xlink:show="embed" xlink:actuate="onLoad" draw:mime-type="image/png">
              <text:p/>
            </draw:image>
          </draw:frame>
        </draw:g>
        <draw:path draw:style-name="gr16" draw:text-style-name="P1" draw:layer="layout" svg:width="4.472cm" svg:height="3.103cm" draw:transform="rotate (0.233699586842041) translate (6.4999999969028cm 3.99999998698926cm)" svg:viewBox="0 0 4473 3104" svg:d="M0 0c5397 0 4401 3104 4401 3104">
          <text:p text:style-name="P2">ok</text:p>
        </draw:path>
        <draw:g draw:style-name="gr9">
          <draw:custom-shape draw:style-name="gr15" draw:text-style-name="P4" draw:layer="layout" svg:width="4cm" svg:height="4cm" svg:x="5.0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 draw:layer="layout" svg:width="4cm" svg:height="4cm" svg:x="5.001cm" svg:y="9.501cm">
            <draw:image xlink:href="Pictures/1000000100000258000002587C206488.png" xlink:type="simple" xlink:show="embed" xlink:actuate="onLoad" draw:mime-type="image/png">
              <text:p/>
            </draw:image>
          </draw:frame>
        </draw:g>
      </draw:page>
      <draw:page draw:name="page4" draw:style-name="dp1" draw:master-page-name="Default">
        <draw:g draw:style-name="gr9">
          <draw:custom-shape draw:style-name="gr15" draw:text-style-name="P4" draw:layer="layout" svg:width="4cm" svg:height="4cm" svg:x="6.001cm" svg:y="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 draw:layer="layout" svg:width="4cm" svg:height="4cm" svg:x="6.001cm" svg:y="1.001cm">
            <draw:image xlink:href="Pictures/100000010000025800000258FCE77014.png" xlink:type="simple" xlink:show="embed" xlink:actuate="onLoad" draw:mime-type="image/png">
              <text:p/>
            </draw:image>
          </draw:frame>
        </draw:g>
        <draw:g draw:style-name="gr9">
          <draw:custom-shape draw:style-name="gr15" draw:text-style-name="P4" draw:layer="layout" svg:width="4cm" svg:height="4cm" svg:x="14.001cm" svg:y="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 draw:layer="layout" svg:width="4cm" svg:height="4cm" svg:x="14.001cm" svg:y="6.501cm">
            <draw:image xlink:href="Pictures/100000010000025800000258CB60ADF5.png" xlink:type="simple" xlink:show="embed" xlink:actuate="onLoad" draw:mime-type="image/png">
              <text:p/>
            </draw:image>
          </draw:frame>
        </draw:g>
        <draw:g draw:style-name="gr9">
          <draw:custom-shape draw:style-name="gr15" draw:text-style-name="P4" draw:layer="layout" svg:width="4cm" svg:height="4cm" svg:x="2.5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 draw:layer="layout" svg:width="4cm" svg:height="4cm" svg:x="2.5cm" svg:y="14.5cm">
            <draw:image xlink:href="Pictures/1000000100000258000002583FFCD6D6.png" xlink:type="simple" xlink:show="embed" xlink:actuate="onLoad" draw:mime-type="image/png">
              <text:p/>
            </draw:image>
          </draw:frame>
        </draw:g>
        <draw:g draw:style-name="gr9">
          <draw:custom-shape draw:style-name="gr15" draw:text-style-name="P4" draw:layer="layout" svg:width="4cm" svg:height="4cm" svg:x="5.0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 draw:layer="layout" svg:width="4cm" svg:height="4cm" svg:x="5.05cm" svg:y="9cm">
            <draw:image xlink:href="Pictures/1000000100000258000002587C206488.png" xlink:type="simple" xlink:show="embed" xlink:actuate="onLoad" draw:mime-type="image/png">
              <text:p/>
            </draw:image>
          </draw:frame>
        </draw:g>
        <draw:custom-shape draw:style-name="gr17" draw:text-style-name="P6" draw:layer="layout" svg:width="4cm" svg:height="4cm" svg:x="10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 draw:text-style-name="P1" draw:layer="layout" svg:width="1.999cm" svg:height="1.749cm" draw:transform="rotate (1.5707963267949) translate (10cm 21cm)" svg:viewBox="0 0 2000 1750" svg:d="M0 0c1750 0 2000 1750 2000 1750">
          <text:p text:style-name="P2">Budset</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9:10:43.437182436</meta:creation-date>
    <dc:date>2025-09-28T00:41:20.806939919</dc:date>
    <meta:editing-duration>P1DT21H21M36S</meta:editing-duration>
    <meta:editing-cycles>4</meta:editing-cycles>
    <meta:generator>LibreOffice/24.8.7.2$Linux_X86_64 LibreOffice_project/480$Build-2</meta:generator>
    <meta:document-statistic meta:object-count="72"/>
  </office:meta>
</office:document-meta>
</file>